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Helvetica Neue', Helvetic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5.667cm" style:rel-column-width="21845*"/>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style:line-height-at-least="0.476cm" fo:text-align="start" style:justify-single-word="false" fo:orphans="2" fo:widows="2" fo:padding="0cm" fo:border="none"/>
      <style:text-properties fo:font-variant="normal" fo:text-transform="none" fo:color="#003366" style:font-name="Open Sans" fo:font-size="9.75pt" fo:letter-spacing="normal" fo:font-style="normal" fo:font-weight="normal"/>
    </style:style>
    <style:style style:name="P2" style:family="paragraph" style:parent-style-name="Standard">
      <style:paragraph-properties fo:margin-left="0cm" fo:margin-right="0cm" fo:margin-top="0cm" fo:margin-bottom="0.499cm" style:line-height-at-least="0.476cm" fo:text-align="start" style:justify-single-word="false" fo:orphans="2" fo:widows="2" fo:text-indent="0cm" style:auto-text-indent="false"/>
      <style:text-properties fo:font-variant="normal" fo:text-transform="none" fo:color="#003366" style:font-name="Open Sans" fo:font-size="9.75pt" fo:letter-spacing="normal" fo:font-style="normal" fo:font-weight="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break-before="column"/>
    </style:style>
    <style:style style:name="P7" style:family="paragraph" style:parent-style-name="Table_20_Contents">
      <style:text-properties fo:color="#ff6600"/>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Text_20_body" style:list-style-name="L1">
      <style:paragraph-properties fo:margin-top="0cm" fo:margin-bottom="0cm" style:line-height-at-least="0.476cm" fo:text-align="start" style:justify-single-word="false" fo:orphans="2" fo:widows="2" fo:padding="0cm" fo:border="none"/>
      <style:text-properties fo:font-variant="normal" fo:text-transform="none" fo:color="#003366" style:font-name="Open Sans" fo:font-size="9.75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net of Things- Internet </text:p>
      <text:p text:style-name="Standard"/>
      <text:p text:style-name="Standard">Logboek</text:p>
      <text:p text:style-name="Standard"/>
      <text:p text:style-name="P2">Start direct met het maken van een logboek, houd daarin per les minimaal bij:</text:p>
      <text:list xml:id="list408268467455831156" text:style-name="L1">
        <text:list-item>
          <text:p text:style-name="P10">Wat je gedaan hebt</text:p>
        </text:list-item>
        <text:list-item>
          <text:p text:style-name="P10">Welke vragen je hebt gesteld</text:p>
        </text:list-item>
        <text:list-item>
          <text:p text:style-name="P10">Welke (extra) bronnen je hebt geraadpleegd</text:p>
        </text:list-item>
        <text:list-item>
          <text:p text:style-name="P10">Hoeveel tijd je naast de les hebt besteed aan de course en waaraan</text:p>
        </text:list-item>
        <text:list-item>
          <text:p text:style-name="P10">Stop je code en overige producten in versiebeheer</text:p>
        </text:list-item>
        <text:list-item>
          <text:p text:style-name="P10">Beschrijf wat je gedaan hebt om er zeker van te zijn dat het werkt</text:p>
        </text:list-item>
      </text:list>
      <text:p text:style-name="P1"/>
      <text:p text:style-name="P1"/>
      <text:p text:style-name="Standard">6-9-2016 </text:p>
      <text:p text:style-name="Standard">“Week 01 – Arduino en internet pdf”</text:p>
      <text:p text:style-name="Standard">Hoofdstuk 1 en 2 bestudeerd. De aanwijzingen uit hoofdstuk 3 opgevolgd en de benodigde software geinstalleerd en bekeken.</text:p>
      <text:p text:style-name="Standard"/>
      <text:p text:style-name="Standard">8-9-2016 (08:45-12:00)</text:p>
      <text:p text:style-name="Standard">Opdrachten 4.1 / 4.2 <text:s/>uit “Week 01 – Arduino en internet pdf” gemaakt. </text:p>
      <text:p text:style-name="Standard">Vragen uit 4.1 beantwoord. </text:p>
      <text:p text:style-name="Standard">Hoofdstuk 5 bestudeerd</text:p>
      <text:p text:style-name="Standard">Hoofdstuk 6 bestudeerd en de volgende links bekeken:</text:p>
      <text:p text:style-name="Standard"><text:a xlink:type="simple" xlink:href="https://en.wikipedia.org/wiki/Representational_state_transfer" text:style-name="Internet_20_link" text:visited-style-name="Visited_20_Internet_20_Link">https://en.wikipedia.org/wiki/Representational_state_transfer</text:a></text:p>
      <text:p text:style-name="Standard"><text:a xlink:type="simple" xlink:href="https://en.wikipedia.org/wiki/JSON" text:style-name="Internet_20_link" text:visited-style-name="Visited_20_Internet_20_Link">https://en.wikipedia.org/wiki/JSON</text:a></text:p>
      <text:p text:style-name="Standard"/>
      <text:p text:style-name="Standard">Bronnen bekeken:</text:p>
      <text:p text:style-name="Standard"><text:a xlink:type="simple" xlink:href="https://nl.wikipedia.org/wiki/Address_Resolution_Protocol" text:style-name="Internet_20_link" text:visited-style-name="Visited_20_Internet_20_Link">https://nl.wikipedia.org/wiki/Address_Resolution_Protocol</text:a></text:p>
      <text:p text:style-name="Standard"><text:a xlink:type="simple" xlink:href="https://nl.wikipedia.org/wiki/Internet_Control_Message_Protocol" text:style-name="Internet_20_link" text:visited-style-name="Visited_20_Internet_20_Link">https://nl.wikipedia.org/wiki/Internet_Control_Message_Protocol</text:a></text:p>
      <text:p text:style-name="Standard"><text:a xlink:type="simple" xlink:href="https://nl.wikipedia.org/wiki/Time_to_live" text:style-name="Internet_20_link" text:visited-style-name="Visited_20_Internet_20_Link">https://nl.wikipedia.org/wiki/Time_to_live</text:a></text:p>
      <text:p text:style-name="Standard"><text:a xlink:type="simple" xlink:href="https://nl.wikipedia.org/wiki/Broadcast_(netwerk" text:style-name="Internet_20_link" text:visited-style-name="Visited_20_Internet_20_Link">https://nl.wikipedia.org/wiki/Broadcast_(netwerk</text:a>)</text:p>
      <text:p text:style-name="Standard"><text:a xlink:type="simple" xlink:href="https://en.wikipedia.org/wiki/Uniform_Resource_Identifier" text:style-name="Internet_20_link" text:visited-style-name="Visited_20_Internet_20_Link">https://en.wikipedia.org/wiki/Uniform_Resource_Identifier</text:a></text:p>
      <text:p text:style-name="Standard"><text:a xlink:type="simple" xlink:href="https://en.wikipedia.org/wiki/Stateless_protocol" text:style-name="Internet_20_link" text:visited-style-name="Visited_20_Internet_20_Link">https://en.wikipedia.org/wiki/Stateless_protocol</text:a></text:p>
      <text:p text:style-name="Standard"><text:a xlink:type="simple" xlink:href="http://www.cplusplus.com/reference/cstdlib/malloc/" text:style-name="Internet_20_link" text:visited-style-name="Visited_20_Internet_20_Link">http://www.cplusplus.com/reference/cstdlib/malloc/</text:a></text:p>
      <text:p text:style-name="Standard"><text:a xlink:type="simple" xlink:href="https://en.wikipedia.org/wiki/Parsing" text:style-name="Internet_20_link" text:visited-style-name="Visited_20_Internet_20_Link">https://en.wikipedia.org/wiki/Parsing</text:a></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6-9 (0845-1200)</text:p>
      <text:p text:style-name="P3">Zelfstandig werken tijdens de les aan het onderzoeksverslag over sensornetwerken. (start-up)</text:p>
      <text:p text:style-name="P3"/>
      <text:p text:style-name="P4">Doorlezen “Onderzoek IoTI Netwerk 2016-2017 p1.doc”</text:p>
      <text:p text:style-name="P4">doorgelezen hoofdstuk 1</text:p>
      <text:p text:style-name="P4">doorgelezen hoofdstuk 2</text:p>
      <text:p text:style-name="P4">Hfst 3. 2 FTDI Chineze kloon Driver geinstalleerd (CH341SER)</text:p>
      <text:p text:style-name="P4">Hfst 3.5 Opstelling nagebouwd (zie foto's 10:15)</text:p>
      <text:p text:style-name="P4">Hfst 3.6 NRF library geinstalleerd (NR24-Master.zip)</text:p>
      <text:p text:style-name="P4">Hfst 4</text:p>
      <text:p text:style-name="P4">Hfst 4.1 de opstelling bestudeerd. Verschil: gateway/repeater/end-point</text:p>
      <text:p text:style-name="P4">Hfst 4.2 </text:p>
      <text:p text:style-name="P4">/*Besluit gemaakt om in dit onderzoek geen gebruik te maken van de Raspberry pi. Uit het onderzoek met de doorvoorsnelheid van de knipperende leds bleek dat de achtergrond processen op de PI, dermate invloed hebben op de doorvoersnelheid dat deze niet meer accuraat en precies is. Daarom word er nu alleen gebruik gemaakt van Arduino. */</text:p>
      <text:p text:style-name="P4"/>
      <text:p text:style-name="P5">Hfst 4.4 Wissen EEPROM: Nog niet gedaan, dit moet nog!</text:p>
      <text:p text:style-name="P4"/>
      <text:p text:style-name="P4"/>
      <text:p text:style-name="P4"/>
      <text:p text:style-name="P4">Links bezocht tijdens deze uren:</text:p>
      <text:p text:style-name="P4"><text:a xlink:type="simple" xlink:href="http://nioc.nl/archief/2013/wp-content/uploads/2013/12/nioc-paper-definitief-KvT.pdf" text:style-name="Internet_20_link" text:visited-style-name="Visited_20_Internet_20_Link">http://nioc.nl/archief/2013/wp-content/uploads/2013/12/nioc-paper-definitief-KvT.pdf</text:a></text:p>
      <text:p text:style-name="P4"><text:a xlink:type="simple" xlink:href="https://www.mysensors.org/download/sensor_api_20#starting-up-the-library" text:style-name="Internet_20_link" text:visited-style-name="Visited_20_Internet_20_Link">https://www.mysensors.org/download/sensor_api_20#starting-up-the-library</text:a></text:p>
      <text:p text:style-name="P4"><text:a xlink:type="simple" xlink:href="http://searchnetworking.techtarget.com/definition/ACK" text:style-name="Internet_20_link" text:visited-style-name="Visited_20_Internet_20_Link">http://searchnetworking.techtarget.com/definition/ACK</text:a></text:p>
      <text:p text:style-name="P4"/>
      <text:p text:style-name="P4"/>
      <text:p text:style-name="P4"/>
      <text:p text:style-name="P4"/>
      <table:table table:name="Tabel1" table:style-name="Tabel1">
        <table:table-column table:style-name="Tabel1.A" table:number-columns-repeated="3"/>
        <table:table-row>
          <table:table-cell table:style-name="Tabel1.A1" office:value-type="string">
            <text:p text:style-name="Table_20_Contents">Kabelkleur</text:p>
          </table:table-cell>
          <table:table-cell table:style-name="Tabel1.A1" office:value-type="string">
            <text:p text:style-name="Table_20_Contents">NRF</text:p>
          </table:table-cell>
          <table:table-cell table:style-name="Tabel1.C1" office:value-type="string">
            <text:p text:style-name="Table_20_Contents">Arduino-Mini</text:p>
          </table:table-cell>
        </table:table-row>
        <table:table-row>
          <table:table-cell table:style-name="Tabel1.A2" office:value-type="string">
            <text:p text:style-name="Table_20_Contents">grijs</text:p>
          </table:table-cell>
          <table:table-cell table:style-name="Tabel1.A2" office:value-type="string">
            <text:p text:style-name="Table_20_Contents">VCC</text:p>
          </table:table-cell>
          <table:table-cell table:style-name="Tabel1.C2" office:value-type="string">
            <text:p text:style-name="Table_20_Contents"/>
          </table:table-cell>
        </table:table-row>
        <table:table-row>
          <table:table-cell table:style-name="Tabel1.A2" office:value-type="string">
            <text:p text:style-name="Table_20_Contents">wit</text:p>
          </table:table-cell>
          <table:table-cell table:style-name="Tabel1.A2" office:value-type="string">
            <text:p text:style-name="Table_20_Contents">CSN</text:p>
          </table:table-cell>
          <table:table-cell table:style-name="Tabel1.C2" office:value-type="string">
            <text:p text:style-name="Table_20_Contents">Pin 10</text:p>
          </table:table-cell>
        </table:table-row>
        <table:table-row>
          <table:table-cell table:style-name="Tabel1.A2" office:value-type="string">
            <text:p text:style-name="Table_20_Contents">zwart</text:p>
          </table:table-cell>
          <table:table-cell table:style-name="Tabel1.A2" office:value-type="string">
            <text:p text:style-name="Table_20_Contents">MOSI</text:p>
          </table:table-cell>
          <table:table-cell table:style-name="Tabel1.C2" office:value-type="string">
            <text:p text:style-name="Table_20_Contents">Pin 11</text:p>
          </table:table-cell>
        </table:table-row>
        <table:table-row>
          <table:table-cell table:style-name="Tabel1.A2" office:value-type="string">
            <text:p text:style-name="Table_20_Contents">bruin</text:p>
          </table:table-cell>
          <table:table-cell table:style-name="Tabel1.A2" office:value-type="string">
            <text:p text:style-name="Table_20_Contents">IRQ</text:p>
          </table:table-cell>
          <table:table-cell table:style-name="Tabel1.C2" office:value-type="string">
            <text:p text:style-name="Table_20_Contents">Pin 2</text:p>
          </table:table-cell>
        </table:table-row>
        <table:table-row>
          <table:table-cell table:style-name="Tabel1.A2" office:value-type="string">
            <text:p text:style-name="Table_20_Contents">Roze</text:p>
          </table:table-cell>
          <table:table-cell table:style-name="Tabel1.A2" office:value-type="string">
            <text:p text:style-name="Table_20_Contents">GND</text:p>
          </table:table-cell>
          <table:table-cell table:style-name="Tabel1.C2" office:value-type="string">
            <text:p text:style-name="Table_20_Contents"/>
          </table:table-cell>
        </table:table-row>
        <table:table-row>
          <table:table-cell table:style-name="Tabel1.A2" office:value-type="string">
            <text:p text:style-name="Table_20_Contents">Blauw</text:p>
          </table:table-cell>
          <table:table-cell table:style-name="Tabel1.A2" office:value-type="string">
            <text:p text:style-name="Table_20_Contents">CE</text:p>
          </table:table-cell>
          <table:table-cell table:style-name="Tabel1.C2" office:value-type="string">
            <text:p text:style-name="Table_20_Contents">Pin 9</text:p>
          </table:table-cell>
        </table:table-row>
        <table:table-row>
          <table:table-cell table:style-name="Tabel1.A2" office:value-type="string">
            <text:p text:style-name="Table_20_Contents">groen</text:p>
          </table:table-cell>
          <table:table-cell table:style-name="Tabel1.A2" office:value-type="string">
            <text:p text:style-name="Table_20_Contents">SCK</text:p>
          </table:table-cell>
          <table:table-cell table:style-name="Tabel1.C2" office:value-type="string">
            <text:p text:style-name="Table_20_Contents">Pin 13</text:p>
          </table:table-cell>
        </table:table-row>
        <table:table-row>
          <table:table-cell table:style-name="Tabel1.A2" office:value-type="string">
            <text:p text:style-name="Table_20_Contents">geel</text:p>
          </table:table-cell>
          <table:table-cell table:style-name="Tabel1.A2" office:value-type="string">
            <text:p text:style-name="Table_20_Contents">MISO</text:p>
          </table:table-cell>
          <table:table-cell table:style-name="Tabel1.C2" office:value-type="string">
            <text:p text:style-name="Table_20_Contents">Pin 12</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able:table table:name="Tabel2" table:style-name="Tabel2">
        <table:table-column table:style-name="Tabel2.A" table:number-columns-repeated="3"/>
        <table:table-row>
          <table:table-cell table:style-name="Tabel2.A1" office:value-type="string">
            <text:p text:style-name="Table_20_Contents">Kabelkleur</text:p>
          </table:table-cell>
          <table:table-cell table:style-name="Tabel2.A1" office:value-type="string">
            <text:p text:style-name="Table_20_Contents">NRF</text:p>
          </table:table-cell>
          <table:table-cell table:style-name="Tabel2.C1" office:value-type="string">
            <text:p text:style-name="Table_20_Contents">Arduino-uno R3</text:p>
          </table:table-cell>
        </table:table-row>
        <table:table-row>
          <table:table-cell table:style-name="Tabel2.A2" office:value-type="string">
            <text:p text:style-name="Table_20_Contents">blauw</text:p>
          </table:table-cell>
          <table:table-cell table:style-name="Tabel2.A2" office:value-type="string">
            <text:p text:style-name="Table_20_Contents">VCC</text:p>
          </table:table-cell>
          <table:table-cell table:style-name="Tabel2.C2" office:value-type="string">
            <text:p text:style-name="Table_20_Contents">3.3V</text:p>
          </table:table-cell>
        </table:table-row>
        <table:table-row>
          <table:table-cell table:style-name="Tabel2.A2" office:value-type="string">
            <text:p text:style-name="Table_20_Contents">groen</text:p>
          </table:table-cell>
          <table:table-cell table:style-name="Tabel2.A2" office:value-type="string">
            <text:p text:style-name="Table_20_Contents">CSN</text:p>
          </table:table-cell>
          <table:table-cell table:style-name="Tabel2.C2" office:value-type="string">
            <text:p text:style-name="Table_20_Contents">Pin 10</text:p>
          </table:table-cell>
        </table:table-row>
        <table:table-row>
          <table:table-cell table:style-name="Tabel2.A2" office:value-type="string">
            <text:p text:style-name="Table_20_Contents">geel</text:p>
          </table:table-cell>
          <table:table-cell table:style-name="Tabel2.A2" office:value-type="string">
            <text:p text:style-name="Table_20_Contents">MOSI</text:p>
          </table:table-cell>
          <table:table-cell table:style-name="Tabel2.C2" office:value-type="string">
            <text:p text:style-name="Table_20_Contents">Pin 11</text:p>
          </table:table-cell>
        </table:table-row>
        <table:table-row>
          <table:table-cell table:style-name="Tabel2.A2" office:value-type="string">
            <text:p text:style-name="Table_20_Contents">oranje</text:p>
          </table:table-cell>
          <table:table-cell table:style-name="Tabel2.A2" office:value-type="string">
            <text:p text:style-name="Table_20_Contents">IRQ</text:p>
          </table:table-cell>
          <table:table-cell table:style-name="Tabel2.C2" office:value-type="string">
            <text:p text:style-name="Table_20_Contents">Pin 2</text:p>
          </table:table-cell>
        </table:table-row>
        <table:table-row>
          <table:table-cell table:style-name="Tabel2.A2" office:value-type="string">
            <text:p text:style-name="Table_20_Contents">zwart</text:p>
          </table:table-cell>
          <table:table-cell table:style-name="Tabel2.A2" office:value-type="string">
            <text:p text:style-name="Table_20_Contents">GND</text:p>
          </table:table-cell>
          <table:table-cell table:style-name="Tabel2.C2" office:value-type="string">
            <text:p text:style-name="Table_20_Contents">GND</text:p>
          </table:table-cell>
        </table:table-row>
        <table:table-row>
          <table:table-cell table:style-name="Tabel2.A2" office:value-type="string">
            <text:p text:style-name="Table_20_Contents">wit</text:p>
          </table:table-cell>
          <table:table-cell table:style-name="Tabel2.A2" office:value-type="string">
            <text:p text:style-name="Table_20_Contents">CE</text:p>
          </table:table-cell>
          <table:table-cell table:style-name="Tabel2.C2" office:value-type="string">
            <text:p text:style-name="Table_20_Contents">Pin 9</text:p>
          </table:table-cell>
        </table:table-row>
        <table:table-row>
          <table:table-cell table:style-name="Tabel2.A2" office:value-type="string">
            <text:p text:style-name="Table_20_Contents">grijs</text:p>
          </table:table-cell>
          <table:table-cell table:style-name="Tabel2.A2" office:value-type="string">
            <text:p text:style-name="Table_20_Contents">SCK</text:p>
          </table:table-cell>
          <table:table-cell table:style-name="Tabel2.C2" office:value-type="string">
            <text:p text:style-name="P7">Pin 13 / PIN 8 </text:p>
          </table:table-cell>
        </table:table-row>
        <table:table-row>
          <table:table-cell table:style-name="Tabel2.A2" office:value-type="string">
            <text:p text:style-name="Table_20_Contents">roze</text:p>
          </table:table-cell>
          <table:table-cell table:style-name="Tabel2.A2" office:value-type="string">
            <text:p text:style-name="Table_20_Contents">MISO</text:p>
          </table:table-cell>
          <table:table-cell table:style-name="Tabel2.C2" office:value-type="string">
            <text:p text:style-name="Table_20_Contents">Pin 12 </text:p>
          </table:table-cell>
        </table:table-row>
      </table:table>
      <text:p text:style-name="P4"/>
      <text:p text:style-name="P4"/>
      <text:p text:style-name="P4"/>
      <text:p text:style-name="P4"/>
      <text:p text:style-name="P4"/>
      <text:p text:style-name="P5">27-9 (14:15-17:30) Internet</text:p>
      <text:p text:style-name="P4">“korte uitleg door Jorg over fiddler en wireshark. Daarna zelfstandig werken aan de eindopdracht. Zie “week 3/8 – gateway.pdf”. ( fiddler <text:s/>“vproxy” <text:s/>(laag 5+) / wireshark (laag 2) )</text:p>
      <text:p text:style-name="P4"/>
      <text:p text:style-name="P4">15:00 Beginnen met doorlezen eindopdracht.</text:p>
      <text:p text:style-name="P4">15:30 BP1-weerstation opdrachtomschrijving doorgelezen. Daarna een document gemaakt waarin ik de (aan te leveren) opdrachten opgesomt heb. Nu heb ik een beeld van wat er precies gemaakt moet worden en hoe ver ik daarmee ben. </text:p>
      <text:p text:style-name="P4"/>
      <text:p text:style-name="P4"><text:s/></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Helvetica Neue', Helvetic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n Brouwer</meta:initial-creator>
    <meta:creation-date>2016-09-08T09:54:29.10</meta:creation-date>
    <dc:date>2016-09-29T09:58:12.83</dc:date>
    <dc:creator>Jorn Brouwer</dc:creator>
    <meta:editing-duration>P2DT4M14S</meta:editing-duration>
    <meta:editing-cycles>7</meta:editing-cycles>
    <meta:generator>OpenOffice/4.1.2$Win32 OpenOffice.org_project/412m3$Build-9782</meta:generator>
    <meta:document-statistic meta:table-count="2" meta:image-count="0" meta:object-count="0" meta:page-count="3" meta:paragraph-count="102" meta:word-count="417" meta:character-count="3080"/>
  </office:meta>
</office:document-meta>
</file>